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.013cm" fo:margin-left="0cm" fo:margin-right="-0.012cm" table:align="margins" table:border-model="separating"/>
    </style:style>
    <style:style style:name="Tabella3.A" style:family="table-column">
      <style:table-column-properties style:column-width="3.889cm" style:rel-column-width="14982*"/>
    </style:style>
    <style:style style:name="Tabella3.B" style:family="table-column">
      <style:table-column-properties style:column-width="13.123cm" style:rel-column-width="50553*"/>
    </style:style>
    <style:style style:name="Tabella3.1" style:family="table-row">
      <style:table-row-properties style:min-row-height="1.164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3.2" style:family="table-row">
      <style:table-row-properties style:min-row-height="1.72cm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3.3" style:family="table-row">
      <style:table-row-properties style:min-row-height="4.736cm"/>
    </style:style>
    <style:style style:name="P1" style:family="paragraph" style:parent-style-name="Text_20_body">
      <style:text-properties officeooo:paragraph-rsid="001d189d"/>
    </style:style>
    <style:style style:name="P2" style:family="paragraph" style:parent-style-name="Text_20_body">
      <style:text-properties officeooo:rsid="001dc39b" officeooo:paragraph-rsid="001dc39b"/>
    </style:style>
    <style:style style:name="P3" style:family="paragraph" style:parent-style-name="Standard">
      <style:text-properties officeooo:paragraph-rsid="001d189d"/>
    </style:style>
    <style:style style:name="P4" style:family="paragraph" style:parent-style-name="Text_20_body">
      <style:text-properties fo:font-variant="normal" fo:text-transform="none" fo:color="#222222" style:font-name="Times New Roman" fo:font-size="12pt" fo:letter-spacing="normal" fo:font-style="normal" fo:font-weight="normal" officeooo:rsid="0025ee17" officeooo:paragraph-rsid="0025ee17" style:font-size-asian="12pt" style:font-size-complex="12pt"/>
    </style:style>
    <style:style style:name="P5" style:family="paragraph" style:parent-style-name="Text_20_body">
      <style:text-properties fo:font-weight="normal" officeooo:paragraph-rsid="001d189d" style:font-weight-asian="normal" style:font-weight-complex="normal"/>
    </style:style>
    <style:style style:name="P6" style:family="paragraph" style:parent-style-name="Text_20_body">
      <style:text-properties fo:font-weight="normal" officeooo:paragraph-rsid="001dc39b" style:font-weight-asian="normal" style:font-weight-complex="normal"/>
    </style:style>
    <style:style style:name="P7" style:family="paragraph" style:parent-style-name="Text_20_body">
      <style:text-properties fo:font-weight="normal" officeooo:rsid="00278998" officeooo:paragraph-rsid="00278998" style:font-weight-asian="normal" style:font-weight-complex="normal"/>
    </style:style>
    <style:style style:name="P8" style:family="paragraph" style:parent-style-name="Text_20_body">
      <style:text-properties fo:font-weight="normal" officeooo:rsid="00278998" officeooo:paragraph-rsid="00279e2f" style:font-weight-asian="normal" style:font-weight-complex="normal"/>
    </style:style>
    <style:style style:name="T1" style:family="text">
      <style:text-properties officeooo:rsid="001e1ed6"/>
    </style:style>
    <style:style style:name="T2" style:family="text">
      <style:text-properties style:text-underline-style="none"/>
    </style:style>
    <style:style style:name="T3" style:family="text">
      <style:text-properties officeooo:rsid="001dc39b"/>
    </style:style>
    <style:style style:name="T4" style:family="text">
      <style:text-properties officeooo:rsid="0025ee17"/>
    </style:style>
    <style:style style:name="T5" style:family="text">
      <style:text-properties officeooo:rsid="00278998"/>
    </style:style>
    <style:style style:name="T6" style:family="text">
      <style:text-properties officeooo:rsid="00279e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">Nome scenario:</text:p>
          </table:table-cell>
          <table:table-cell table:style-name="Tabella3.B1" office:value-type="string">
            <text:p text:style-name="P4">Visualizza stato iscrizione</text:p>
          </table:table-cell>
        </table:table-row>
        <table:table-row table:style-name="Tabella3.2">
          <table:table-cell table:style-name="Tabella3.A2" office:value-type="string">
            <text:p text:style-name="P1">Istanza degli <text:span text:style-name="T1">utenti</text:span> partecipanti</text:p>
          </table:table-cell>
          <table:table-cell table:style-name="Tabella3.B2" office:value-type="string">
            <text:p text:style-name="P2"><text:span text:style-name="T4">Elena Risi</text:span> – <text:span text:style-name="T4">genitore</text:span> </text:p>
          </table:table-cell>
        </table:table-row>
        <table:table-row table:style-name="Tabella3.3">
          <table:table-cell table:style-name="Tabella3.A2" office:value-type="string">
            <text:p text:style-name="P1">Flusso degli eventi </text:p>
          </table:table-cell>
          <table:table-cell table:style-name="Tabella3.B2" office:value-type="string">
            <text:p text:style-name="P5">1.<text:span text:style-name="T5">Elena</text:span> <text:span text:style-name="T5">vuole controllare lo stato dell'iscrizione di suo figlio Luca all'asilo nido aziendale “Roberto Mazzetti”</text:span></text:p>
            <text:p text:style-name="P5">2.<text:span text:style-name="T5">Elena</text:span> accende il suo PC. </text:p>
            <text:p text:style-name="P5">3.Si connette alla rete.</text:p>
            <text:p text:style-name="P5">4.Accede al sito <text:span text:style-name="T2">dell'asilo Mazzetti.</text:span></text:p>
            <text:p text:style-name="P6">5.Effettua l'autenticazione,<text:span text:style-name="T3"> inserendo “</text:span><text:span text:style-name="T5">Elena</text:span><text:span text:style-name="T3">” nel campo username e “</text:span><text:span text:style-name="T5">Risi70</text:span><text:span text:style-name="T3">” nel campo password.</text:span></text:p>
            <text:p text:style-name="P6"><text:span text:style-name="T3">6.Il sistema riconosce </text:span><text:span text:style-name="T5">Elena</text:span> <text:span text:style-name="T3">c</text:span><text:span text:style-name="T1">ome </text:span><text:span text:style-name="T5">personale docente.</text:span></text:p>
            <text:p text:style-name="P7">7.Elena sceglie dal menu l'opzione “Visualizza stato iscrizione”.</text:p>
            <text:p text:style-name="P7">8.Il sistema visualizza la scritta “Iscrizione non concessa”, nel campo posto in graduatoria visualizza “/” e nel campo motivazione vi è scritto “Iscrizione non regolarizzata entro i termini previsti dal bando”.</text:p>
            <text:p text:style-name="P8"><text:span text:style-name="T6">9.Il sistema visualizza il modulo per il rimborso della cauzione.</text:span></text:p>
            <text:p text:style-name="P7">9.Elena <text:span text:style-name="T6">stampa il modulo e </text:span>chiude il sistema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5:37:52.84</meta:creation-date>
    <dc:date>2012-10-16T19:24:24.73</dc:date>
    <meta:editing-duration>PT20M51S</meta:editing-duration>
    <meta:editing-cycles>8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5" meta:word-count="121" meta:character-count="851" meta:non-whitespace-character-count="742"/>
  </office:meta>
</office:document-meta>
</file>